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Cumberland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>
            <text:p>ppm</text:p>
          </table:table-cell>
          <table:table-cell table:style-name="ce1" office:value-type="string">
            <text:p>Rs/R0</text:p>
          </table:table-cell>
          <table:table-cell office:value-type="string">
            <text:p>ln(ppm)</text:p>
          </table:table-cell>
          <table:table-cell office:value-type="string">
            <text:p>ln(Rs/R0)</text:p>
          </table:table-cell>
          <table:table-cell/>
          <table:table-cell office:value-type="string">
            <text:p>RL(1k) 5V</text:p>
          </table:table-cell>
          <table:table-cell/>
          <table:table-cell office:value-type="string">
            <text:p>ppm</text:p>
          </table:table-cell>
          <table:table-cell office:value-type="string">
            <text:p>VRL(4.7k)</text:p>
          </table:table-cell>
          <table:table-cell office:value-type="string">
            <text:p>RS(k)</text:p>
          </table:table-cell>
          <table:table-cell office:value-type="string">
            <text:p>VRL (1k)</text:p>
          </table:table-cell>
          <table:table-cell>
            <draw:frame table:end-cell-address="Sheet1.T22" table:end-x="2.021cm" table:end-y="0.244cm" draw:z-index="2" draw:style-name="gr1" draw:text-style-name="P1" svg:width="15.999cm" svg:height="8.902cm" svg:x="1.829cm" svg:y="0.019cm">
              <draw:object draw:notify-on-update-of-ranges="Sheet1.I3:Sheet1.I3 Sheet1.K4:Sheet1.K11 Sheet1.K3:Sheet1.K3 Sheet1.I4:Sheet1.I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table:style-name="ce1" office:value-type="float" office:value="0.163">
            <text:p>0,163</text:p>
          </table:table-cell>
          <table:table-cell table:formula="of:=LN([.B4])" office:value-type="float" office:value="3.91202300542815">
            <text:p>3,9120230054</text:p>
          </table:table-cell>
          <table:table-cell table:formula="of:=LN([.C4])" office:value-type="float" office:value="-1.81400507817537">
            <text:p>-1,8140050782</text:p>
          </table:table-cell>
          <table:table-cell table:number-columns-repeated="3"/>
          <table:table-cell office:value-type="float" office:value="50.7">
            <text:p>50,7</text:p>
          </table:table-cell>
          <table:table-cell office:value-type="float" office:value="2.22">
            <text:p>2,22</text:p>
          </table:table-cell>
          <table:table-cell table:formula="of:= [.J14]*[.J13]/[.J4]-[.J13]" office:value-type="float" office:value="5.88558558558559">
            <text:p>5,8855855856</text:p>
          </table:table-cell>
          <table:table-cell table:formula="of:=[.J14]*[.J15]/([.J15]+[.K4])" office:value-type="float" office:value="0.726154651314929">
            <text:p>0,7261546513</text:p>
          </table:table-cell>
          <table:table-cell/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table:style-name="ce1" office:value-type="float" office:value="0.08697">
            <text:p>0,08697</text:p>
          </table:table-cell>
          <table:table-cell table:formula="of:=LN([.B5])" office:value-type="float" office:value="4.0943445622221">
            <text:p>4,0943445622</text:p>
          </table:table-cell>
          <table:table-cell table:formula="of:=LN([.C5])" office:value-type="float" office:value="-2.44219204738046">
            <text:p>-2,4421920474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2.5">
            <text:p>2,5</text:p>
          </table:table-cell>
          <table:table-cell table:formula="of:= [.J14]*[.J13]/[.J5]-[.J13]" office:value-type="float" office:value="4.7">
            <text:p>4,7</text:p>
          </table:table-cell>
          <table:table-cell table:formula="of:=[.J14]*[.J15]/([.J15]+[.K5])" office:value-type="float" office:value="0.87719298245614">
            <text:p>0,8771929825</text:p>
          </table:table-cell>
          <table:table-cell/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table:style-name="ce1" office:value-type="float" office:value="0.0464">
            <text:p>0,0464</text:p>
          </table:table-cell>
          <table:table-cell table:formula="of:=LN([.B6])" office:value-type="float" office:value="4.38202663467388">
            <text:p>4,3820266347</text:p>
          </table:table-cell>
          <table:table-cell table:formula="of:=LN([.C6])" office:value-type="float" office:value="-3.07045581974993">
            <text:p>-3,0704558197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 [.J14]*[.J13]/[.J6]-[.J13]" office:value-type="float" office:value="3.13333333333333">
            <text:p>3,1333333333</text:p>
          </table:table-cell>
          <table:table-cell table:formula="of:=[.J14]*[.J15]/([.J15]+[.K6])" office:value-type="float" office:value="1.20967741935484">
            <text:p>1,2096774194</text:p>
          </table:table-cell>
          <table:table-cell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1" office:value-type="float" office:value="0.0223">
            <text:p>0,0223</text:p>
          </table:table-cell>
          <table:table-cell table:formula="of:=LN([.B7])" office:value-type="float" office:value="6.21460809842219">
            <text:p>6,2146080984</text:p>
          </table:table-cell>
          <table:table-cell table:formula="of:=LN([.C7])" office:value-type="float" office:value="-3.80316860051606">
            <text:p>-3,8031686005</text:p>
          </table:table-cell>
          <table:table-cell table:number-columns-repeated="3"/>
          <table:table-cell office:value-type="float" office:value="146.5">
            <text:p>146,5</text:p>
          </table:table-cell>
          <table:table-cell office:value-type="float" office:value="3.5">
            <text:p>3,5</text:p>
          </table:table-cell>
          <table:table-cell table:formula="of:= [.J14]*[.J13]/[.J7]-[.J13]" office:value-type="float" office:value="2.01428571428571">
            <text:p>2,0142857143</text:p>
          </table:table-cell>
          <table:table-cell table:formula="of:=[.J14]*[.J15]/([.J15]+[.K7])" office:value-type="float" office:value="1.65876777251185">
            <text:p>1,658767772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office:value-type="float" office:value="200">
            <text:p>200</text:p>
          </table:table-cell>
          <table:table-cell office:value-type="float" office:value="3.8">
            <text:p>3,8</text:p>
          </table:table-cell>
          <table:table-cell table:formula="of:= [.J14]*[.J13]/[.J8]-[.J13]" office:value-type="float" office:value="1.48421052631579">
            <text:p>1,4842105263</text:p>
          </table:table-cell>
          <table:table-cell table:formula="of:=[.J14]*[.J15]/([.J15]+[.K8])" office:value-type="float" office:value="2.01271186440678">
            <text:p>2,012711864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 [.J14]*[.J13]/[.J9]-[.J13]" office:value-type="float" office:value="1.175">
            <text:p>1,175</text:p>
          </table:table-cell>
          <table:table-cell table:formula="of:=[.J14]*[.J15]/([.J15]+[.K9])" office:value-type="float" office:value="2.29885057471264">
            <text:p>2,298850574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office:value-type="float" office:value="400">
            <text:p>400</text:p>
          </table:table-cell>
          <table:table-cell office:value-type="float" office:value="4.12">
            <text:p>4,12</text:p>
          </table:table-cell>
          <table:table-cell table:formula="of:= [.J14]*[.J13]/[.J10]-[.J13]" office:value-type="float" office:value="1.00388349514563">
            <text:p>1,0038834951</text:p>
          </table:table-cell>
          <table:table-cell table:formula="of:=[.J14]*[.J15]/([.J15]+[.K10])" office:value-type="float" office:value="2.49515503875969">
            <text:p>2,495155038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office:value-type="float" office:value="500">
            <text:p>500</text:p>
          </table:table-cell>
          <table:table-cell office:value-type="float" office:value="4.2">
            <text:p>4,2</text:p>
          </table:table-cell>
          <table:table-cell table:formula="of:= [.J14]*[.J13]/[.J11]-[.J13]" office:value-type="float" office:value="0.895238095238095">
            <text:p>0,8952380952</text:p>
          </table:table-cell>
          <table:table-cell table:formula="of:=[.J14]*[.J15]/([.J15]+[.K11])" office:value-type="float" office:value="2.63819095477387">
            <text:p>2,638190954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office:value-type="float" office:value="1">
            <text:p>1</text:p>
          </table:table-cell>
          <table:table-cell table:formula="of:= [.J14]*[.J13]/[.J12]-[.J13]" office:value-type="float" office:value="18.8">
            <text:p>18,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RL(k)</text:p>
          </table:table-cell>
          <table:table-cell office:value-type="float" office:value="4.7">
            <text:p>4,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VBUS(V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RL(k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>
            <draw:frame table:end-cell-address="Sheet1.I38" table:end-x="0.836cm" table:end-y="0.16cm" draw:z-index="1" draw:style-name="gr1" draw:text-style-name="P1" svg:width="18.232cm" svg:height="8.98cm" svg:x="0.669cm" svg:y="0.212cm">
              <draw:object draw:notify-on-update-of-ranges="Sheet1.D4:Sheet1.D7 Sheet1.E3:Sheet1.E3 Sheet1.E4:Sheet1.E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/>
          <table:table-cell>
            <draw:frame table:end-cell-address="Sheet1.J60" table:end-x="2.035cm" table:end-y="0.092cm" draw:z-index="0" draw:style-name="gr1" draw:text-style-name="P1" svg:width="18.26cm" svg:height="8.98cm" svg:x="1.84cm" svg:y="0.144cm">
              <draw:object draw:notify-on-update-of-ranges="Sheet1.B3:Sheet1.B3 Sheet1.C4:Sheet1.C12 Sheet1.C3:Sheet1.C3 Sheet1.B4:Sheet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7">27/07/2019</text:date>, <text:time>14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9-06-30T10:03:29.37</meta:creation-date>
    <dc:date>2019-07-27T14:43:12.94</dc:date>
    <dc:creator>Andrey </dc:creator>
    <meta:editing-duration>PT2H57M45S</meta:editing-duration>
    <meta:editing-cycles>5</meta:editing-cycles>
    <meta:generator>OpenOffice/4.1.6$Win32 OpenOffice.org_project/416m1$Build-9790</meta:generator>
    <meta:document-statistic meta:table-count="3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61cm" svg:height="8.981cm" xlink:href=".." xlink:type="simple" chart:class="chart:scatter" chart:style-name="ch1">
        <chart:legend chart:legend-position="end" svg:x="14.694cm" svg:y="3.916cm" style:legend-expansion="high" chart:style-name="ch2"/>
        <chart:plot-area chart:style-name="ch3" table:cell-range-address="Sheet1.B3:Sheet1.C12" chart:data-source-has-labels="both" svg:x="1.403cm" svg:y="0.851cm" svg:width="12.561cm" svg:height="6.943cm">
          <chartooo:coordinate-region svg:x="2.21cm" svg:y="1.063cm" svg:width="11.423cm" svg:height="6.058cm"/>
          <chart:axis chart:dimension="x" chart:name="primary-x" chart:style-name="ch4" chartooo:axis-type="auto">
            <chart:title svg:x="7.163cm" svg:y="7.974cm" chart:style-name="ch5">
              <text:p>Rs/R0</text:p>
            </chart:title>
            <chart:categories table:cell-range-address="Sheet1.B3:Sheet1.B3"/>
          </chart:axis>
          <chart:axis chart:dimension="y" chart:name="primary-y" chart:style-name="ch4">
            <chart:title svg:x="0.451cm" svg:y="4.71cm" chart:style-name="ch6">
              <text:p>ppm</text:p>
            </chart:title>
            <chart:grid chart:style-name="ch7" chart:class="major"/>
          </chart:axis>
          <chart:series chart:style-name="ch8" chart:values-cell-range-address="Sheet1.B4:Sheet1.B12" chart:label-cell-address="Sheet1.C3:Sheet1.C3" chart:class="chart:scatter">
            <chart:domain table:cell-range-address="Sheet1.C4:Sheet1.C12"/>
            <chart:regression-curve chart:style-name="ch9">
              <chart:equation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s/R0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m</text:p>
                <draw:g>
                  <svg:desc>Sheet1.B3:Sheet1.B3</svg:desc>
                </draw:g>
              </table:table-cell>
              <table:table-cell office:value-type="float" office:value="0.163">
                <text:p>0.163</text:p>
                <draw:g>
                  <svg:desc>Sheet1.C4:Sheet1.C12</svg:desc>
                </draw:g>
              </table:table-cell>
              <table:table-cell office:value-type="float" office:value="50">
                <text:p>50</text:p>
                <draw:g>
                  <svg:desc>Sheet1.B4:Sheet1.B12</svg:desc>
                </draw:g>
              </table:table-cell>
            </table:table-row>
            <table:table-row>
              <table:table-cell office:value-type="string"/>
              <table:table-cell office:value-type="float" office:value="0.08697">
                <text:p>0.086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0.0464">
                <text:p>0.0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0.0223">
                <text:p>0.0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3cm" svg:height="8.981cm" xlink:href=".." xlink:type="simple" chart:class="chart:scatter" chart:style-name="ch1">
        <chart:legend chart:legend-position="end" svg:x="14.217cm" svg:y="3.916cm" style:legend-expansion="high" chart:style-name="ch2"/>
        <chart:plot-area chart:style-name="ch3" table:cell-range-address="Sheet1.D4:Sheet1.E7 Sheet1.E3:Sheet1.E3" chart:data-source-has-labels="row" svg:x="1.402cm" svg:y="0.851cm" svg:width="12.087cm" svg:height="7.531cm">
          <chartooo:coordinate-region svg:x="2.235cm" svg:y="1.063cm" svg:width="11.014cm" svg:height="7.107cm"/>
          <chart:axis chart:dimension="x" chart:name="primary-x" chart:style-name="ch4"/>
          <chart:axis chart:dimension="y" chart:name="primary-y" chart:style-name="ch4">
            <chart:title svg:x="0.451cm" svg:y="5.454cm" chart:style-name="ch5">
              <text:p>LN(Rs/R0)</text:p>
            </chart:title>
            <chart:grid chart:style-name="ch6" chart:class="major"/>
          </chart:axis>
          <chart:series chart:style-name="ch7" chart:values-cell-range-address="Sheet1.E4:Sheet1.E7" chart:label-cell-address="Sheet1.E3:Sheet1.E3" chart:class="chart:scatter">
            <chart:domain table:cell-range-address="Sheet1.D4:Sheet1.D7"/>
            <chart:regression-curve chart:style-name="ch8">
              <chart:equation/>
            </chart:regression-curve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n(Rs/R0)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1202300542815">
                <text:p>3.91202300542815</text:p>
                <draw:g>
                  <svg:desc>Sheet1.D4:Sheet1.D7</svg:desc>
                </draw:g>
              </table:table-cell>
              <table:table-cell office:value-type="float" office:value="-1.81400507817537">
                <text:p>-1.81400507817537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-2.44219204738046">
                <text:p>-2.44219204738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-3.07045581974993">
                <text:p>-3.07045581974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-3.80316860051606">
                <text:p>-3.80316860051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03cm" xlink:href=".." xlink:type="simple" chart:class="chart:scatter" chart:style-name="ch1">
        <chart:title svg:x="6.925cm" svg:y="0.314cm" chart:style-name="ch2">
          <text:p>Rs vs ppm</text:p>
        </chart:title>
        <chart:legend chart:legend-position="end" svg:x="12.513cm" svg:y="3.877cm" style:legend-expansion="high" chart:style-name="ch3"/>
        <chart:plot-area chart:style-name="ch4" table:cell-range-address="Sheet1.I3:Sheet1.I11 Sheet1.K3:Sheet1.K11" chart:data-source-has-labels="both" svg:x="1.358cm" svg:y="1.627cm" svg:width="10.515cm" svg:height="6.09cm">
          <chartooo:coordinate-region svg:x="2.165cm" svg:y="1.84cm" svg:width="9.614cm" svg:height="5.204cm"/>
          <chart:axis chart:dimension="x" chart:name="primary-x" chart:style-name="ch5" chartooo:axis-type="auto">
            <chart:title svg:x="6.121cm" svg:y="7.896cm" chart:style-name="ch6">
              <text:p>Rs (k)</text:p>
            </chart:title>
            <chart:categories table:cell-range-address="Sheet1.I3:Sheet1.I3"/>
            <chart:grid chart:style-name="ch7" chart:class="major"/>
          </chart:axis>
          <chart:axis chart:dimension="y" chart:name="primary-y" chart:style-name="ch5">
            <chart:title svg:x="0.451cm" svg:y="5.629cm" chart:style-name="ch8">
              <text:p>Alcohol ppm</text:p>
            </chart:title>
            <chart:grid chart:style-name="ch7" chart:class="major"/>
          </chart:axis>
          <chart:series chart:style-name="ch9" chart:values-cell-range-address="Sheet1.I4:Sheet1.I11" chart:label-cell-address="Sheet1.K3:Sheet1.K3" chart:class="chart:scatter">
            <chart:domain table:cell-range-address="Sheet1.K4:Sheet1.K11"/>
            <chart:regression-curve chart:style-name="ch10">
              <chart:equation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RS(k)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m</text:p>
                <draw:g>
                  <svg:desc>Sheet1.I3:Sheet1.I3</svg:desc>
                </draw:g>
              </table:table-cell>
              <table:table-cell office:value-type="float" office:value="5.88558558558559">
                <text:p>5.88558558558559</text:p>
                <draw:g>
                  <svg:desc>Sheet1.K4:Sheet1.K11</svg:desc>
                </draw:g>
              </table:table-cell>
              <table:table-cell office:value-type="float" office:value="50.7">
                <text:p>50.7</text:p>
                <draw:g>
                  <svg:desc>Sheet1.I4:Sheet1.I11</svg:desc>
                </draw:g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3.13333333333333">
                <text:p>3.1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.01428571428571">
                <text:p>2.01428571428571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/>
              <table:table-cell office:value-type="float" office:value="1.48421052631579">
                <text:p>1.484210526315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.175">
                <text:p>1.1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1.00388349514563">
                <text:p>1.0038834951456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0.895238095238095">
                <text:p>0.89523809523809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